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fd67" officeooo:paragraph-rsid="0011fd67"/>
    </style:style>
    <style:style style:name="P2" style:family="paragraph" style:parent-style-name="Heading_20_2">
      <style:text-properties officeooo:rsid="0011fd67" officeooo:paragraph-rsid="0011fd67"/>
    </style:style>
    <style:style style:name="P3" style:family="paragraph" style:parent-style-name="Text_20_body">
      <style:text-properties officeooo:rsid="0011fd67" officeooo:paragraph-rsid="0011fd67"/>
    </style:style>
    <style:style style:name="P4" style:family="paragraph" style:parent-style-name="Text_20_body" style:list-style-name="L1">
      <style:text-properties officeooo:rsid="0011fd67" officeooo:paragraph-rsid="0011fd67"/>
    </style:style>
    <style:style style:name="P5" style:family="paragraph" style:parent-style-name="Text_20_body">
      <style:text-properties officeooo:paragraph-rsid="0011fd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cription</text:h>
      <text:p text:style-name="P3">I want to learn more about CICD. This document outlines the topics and goals I’ve set for myself and will serve as a task list detailing the individual aspects I want to learn, as well as how I want to document and express my learning.</text:p>
      <text:p text:style-name="P3"/>
      <text:h text:style-name="P2" text:outline-level="2">Bite-sized actions</text:h>
      <text:p text:style-name="P5"/>
      <text:list xml:id="list3349818466" text:style-name="L1">
        <text:list-item>
          <text:p text:style-name="P4">Define CI</text:p>
        </text:list-item>
        <text:list-item>
          <text:p text:style-name="P4">Define CD</text:p>
        </text:list-item>
        <text:list-item>
          <text:p text:style-name="P4">Explain what function CICD provides in a modern environment.</text:p>
        </text:list-item>
        <text:list-item>
          <text:p text:style-name="P4">Explain how that function was preformed in the past, before wide spread adoption of CICD.</text:p>
        </text:list-item>
        <text:list-item>
          <text:p text:style-name="P4">Explain how CICD improves upon legacy methodologies.</text:p>
        </text:list-item>
        <text:list-item>
          <text:p text:style-name="P4">Explain the benefits of CI</text:p>
        </text:list-item>
        <text:list-item>
          <text:p text:style-name="P4">Explain the benefits of CD</text:p>
        </text:list-item>
        <text:list-item>
          <text:p text:style-name="P4">Explain the fundamental concepts and patterns which comprise CICD.</text:p>
        </text:list-item>
        <text:list-item>
          <text:p text:style-name="P4">Explain how the different methodologies are used together to create functional CICD</text:p>
        </text:list-item>
        <text:list-item>
          <text:p text:style-name="P4">List some commonly used CICD tools and their features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1:52:09.461139337</meta:creation-date>
    <meta:generator>LibreOffice/6.4.7.2$Linux_X86_64 LibreOffice_project/40$Build-2</meta:generator>
    <dc:date>2022-08-13T12:04:27.130035008</dc:date>
    <meta:editing-duration>PT11S</meta:editing-duration>
    <meta:editing-cycles>1</meta:editing-cycles>
    <meta:document-statistic meta:table-count="0" meta:image-count="0" meta:object-count="0" meta:page-count="1" meta:paragraph-count="13" meta:word-count="133" meta:character-count="748" meta:non-whitespace-character-count="638"/>
  </office:meta>
</office:document-meta>
</file>